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 fo:font-weight="bold" style:font-weight-asian="bold"/>
    </style:style>
    <style:style style:name="P8" style:parent-style-name="Standard" style:family="paragraph">
      <style:text-properties style:font-name="Arial" fo:font-weight="bold" style:font-weight-asian="bold"/>
    </style:style>
    <style:style style:name="T9" style:parent-style-name="Fuentedepárrafopredeter." style:family="text">
      <style:text-properties style:font-name="Arial"/>
    </style:style>
    <style:style style:name="T10" style:parent-style-name="Fuentedepárrafopredeter." style:family="text">
      <style:text-properties style:font-name="Arial" fo:font-weight="bold" style:font-weight-asian="bold"/>
    </style:style>
    <style:style style:name="P11" style:parent-style-name="Standard" style:list-style-name="LFO1" style:family="paragraph">
      <style:text-properties style:font-name="Arial"/>
    </style:style>
    <style:style style:name="P12" style:parent-style-name="Standard" style:list-style-name="LFO1" style:family="paragraph">
      <style:text-properties style:font-name="Arial"/>
    </style:style>
    <style:style style:name="P13" style:parent-style-name="Standard" style:list-style-name="LFO1" style:family="paragraph">
      <style:text-properties style:font-name="Arial"/>
    </style:style>
    <style:style style:name="P14" style:parent-style-name="Standard" style:list-style-name="LFO1" style:family="paragraph">
      <style:text-properties style:font-name="Arial"/>
    </style:style>
    <style:style style:name="P15" style:parent-style-name="Standard" style:list-style-name="LFO1" style:family="paragraph">
      <style:text-properties style:font-name="Arial"/>
    </style:style>
    <style:style style:name="P16" style:parent-style-name="Standard" style:list-style-name="LFO1" style:family="paragraph">
      <style:text-properties style:font-name="Arial"/>
    </style:style>
    <style:style style:name="P17" style:parent-style-name="Standard" style:list-style-name="LFO1" style:family="paragraph">
      <style:text-properties style:font-name="Arial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 fo:font-weight="bold" style:font-weight-asian="bold"/>
    </style:style>
    <style:style style:name="P20" style:parent-style-name="Standard" style:list-style-name="LFO2" style:family="paragraph">
      <style:text-properties style:font-name="Arial"/>
    </style:style>
    <style:style style:name="P21" style:parent-style-name="Standard" style:list-style-name="LFO2" style:family="paragraph"/>
    <style:style style:name="T22" style:parent-style-name="Fuentedepárrafopredeter." style:family="text">
      <style:text-properties style:font-name="Arial"/>
    </style:style>
    <style:style style:name="T23" style:parent-style-name="Fuentedepárrafopredeter." style:family="text">
      <style:text-properties style:font-name="Arial" fo:language="en" fo:country="US"/>
    </style:style>
    <style:style style:name="P24" style:parent-style-name="Standard" style:list-style-name="LFO2" style:family="paragraph"/>
    <style:style style:name="T25" style:parent-style-name="Fuentedepárrafopredeter." style:family="text">
      <style:text-properties style:font-name="Arial"/>
    </style:style>
    <style:style style:name="T26" style:parent-style-name="Fuentedepárrafopredeter." style:family="text">
      <style:text-properties style:font-name="Arial" fo:language="en" fo:country="US"/>
    </style:style>
    <style:style style:name="P27" style:parent-style-name="Standard" style:list-style-name="LFO2" style:family="paragraph">
      <style:text-properties style:font-name="Arial"/>
    </style:style>
    <style:style style:name="P28" style:parent-style-name="Standard" style:list-style-name="LFO2" style:family="paragraph"/>
    <style:style style:name="T29" style:parent-style-name="Fuentedepárrafopredeter." style:family="text">
      <style:text-properties style:font-name="Arial"/>
    </style:style>
    <style:style style:name="T30" style:parent-style-name="Fuentedepárrafopredeter." style:family="text">
      <style:text-properties style:font-name="Arial" fo:language="en" fo:country="US"/>
    </style:style>
    <style:style style:name="T31" style:parent-style-name="Fuentedepárrafopredeter." style:family="text">
      <style:text-properties style:font-name="Arial"/>
    </style:style>
    <style:style style:name="P32" style:parent-style-name="Standard" style:list-style-name="LFO2" style:family="paragraph">
      <style:text-properties style:font-name="Arial"/>
    </style:style>
    <style:style style:name="P33" style:parent-style-name="Standard" style:list-style-name="LFO2" style:family="paragraph">
      <style:text-properties style:font-name="Arial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/>
    </style:style>
    <style:style style:name="P35" style:parent-style-name="Standard" style:list-style-name="LFO3" style:family="paragraph">
      <style:text-properties style:font-name="Arial"/>
    </style:style>
    <style:style style:name="P36" style:parent-style-name="Standard" style:list-style-name="LFO3" style:family="paragraph">
      <style:text-properties style:font-name="Arial"/>
    </style:style>
    <style:style style:name="P37" style:parent-style-name="Standard" style:list-style-name="LFO3" style:family="paragraph">
      <style:text-properties style:font-name="Arial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/>
    </style:style>
    <style:style style:name="P39" style:parent-style-name="Standard" style:list-style-name="LFO4" style:family="paragraph">
      <style:text-properties style:font-name="Arial"/>
    </style:style>
    <style:style style:name="P40" style:parent-style-name="Standard" style:list-style-name="LFO4" style:family="paragraph">
      <style:text-properties style:font-name="Arial"/>
    </style:style>
    <style:style style:name="P41" style:parent-style-name="Standard" style:list-style-name="LFO4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 fo:font-weight="bold" style:font-weight-asian="bold"/>
    </style:style>
    <style:style style:name="P44" style:parent-style-name="Standard" style:family="paragraph">
      <style:text-properties style:font-name="Arial" fo:font-weight="bold" style:font-weight-asian="bold"/>
    </style:style>
    <style:style style:name="P45" style:parent-style-name="Normal" style:family="paragraph">
      <style:paragraph-properties style:vertical-align="auto" fo:text-indent="0.4923in" fo:background-color="#FFFFFF"/>
      <style:text-properties style:font-name="Arial" style:font-name-asian="Times New Roman" style:font-name-complex="Arial" style:letter-kerning="false" fo:font-size="12.5pt" style:font-size-asian="12.5pt" style:font-size-complex="12.5pt" style:language-asian="es" style:country-asian="ES" style:language-complex="ar" style:country-complex="SA" fo:hyphenate="true"/>
    </style:style>
    <style:style style:name="P46" style:parent-style-name="Standard" style:family="paragraph">
      <style:text-properties style:font-name="Arial"/>
    </style:style>
  </office:automatic-styles>
  <office:body>
    <office:text text:use-soft-page-breaks="true">
      <text:p text:style-name="P1">Métricas de un software:<text:tab/></text:p>
      <text:p text:style-name="P2"/>
      <text:p text:style-name="P3"><text:tab/>Es la manera de pasar a números lo que se quiere decir en letras, las métricas son una forma estadística del análisis del software.</text:p>
      <text:p text:style-name="P4"><text:tab/>Cuando se planifica un<text:s/>proyecto se tiene que obtener estimaciones de costo y esfuerzo humano requerido por medio de mediciones de software que se utilizan para recolectar datos cualitativos acerca del <text:s/>software y sus procesos para aumentar su calidad.</text:p>
      <text:p text:style-name="P5"><text:tab/>Ayudan a entender tanto el<text:s/>proceso técnico como que se utiliza para desarrollar un producto, como el propio producto.</text:p>
      <text:p text:style-name="P6"/>
      <text:p text:style-name="P7">Métricas orientadas <text:s/>al tamaño.</text:p>
      <text:p text:style-name="P8"/>
      <text:p text:style-name="Standard"><text:span text:style-name="T9"><text:tab/></text:span><text:span text:style-name="T10">Medición:</text:span></text:p>
      <text:list text:style-name="LFO1" text:continue-numbering="true">
        <text:list-item>
          <text:p text:style-name="P11">Líneas<text:s/>de código (LOC)</text:p>
        </text:list-item>
        <text:list-item>
          <text:p text:style-name="P12">Esfuerzo hombre-mes</text:p>
        </text:list-item>
        <text:list-item>
          <text:p text:style-name="P13">Costo en pesos o<text:s/>dólares</text:p>
        </text:list-item>
        <text:list-item>
          <text:p text:style-name="P14">Número<text:s/>de<text:s/>páginas<text:s/>de documentación</text:p>
        </text:list-item>
        <text:list-item>
          <text:p text:style-name="P15">Numero de errores. (Fallas detectadas antes de entregar al cliente)</text:p>
        </text:list-item>
        <text:list-item>
          <text:p text:style-name="P16">Numero de defectos. ( Falla detectadas después de entregar al cliente)</text:p>
        </text:list-item>
        <text:list-item>
          <text:p text:style-name="P17">Número<text:s/>de personas en el proyecto.</text:p>
        </text:list-item>
      </text:list>
      <text:p text:style-name="Standard"><text:span text:style-name="T18"><text:tab/></text:span><text:span text:style-name="T19">Métricas</text:span></text:p>
      <text:list text:style-name="LFO2" text:continue-numbering="true">
        <text:list-item>
          <text:p text:style-name="P20">Errores por KLOC (mil<text:s/>líneas<text:s/>de<text:s/>código)</text:p>
        </text:list-item>
        <text:list-item>
          <text:p text:style-name="P21"><text:span text:style-name="T22">Defectos</text:span><text:span text:style-name="T23"><text:s/>por KLOC</text:span></text:p>
        </text:list-item>
        <text:list-item>
          <text:p text:style-name="P24"><text:span text:style-name="T25">Costo</text:span><text:span text:style-name="T26"><text:s/>por KLOC</text:span></text:p>
        </text:list-item>
        <text:list-item>
          <text:p text:style-name="P27">Páginas<text:s/>de documentación por KLOC</text:p>
        </text:list-item>
        <text:list-item>
          <text:p text:style-name="P28"><text:span text:style-name="T29">Errores</text:span><text:span text:style-name="T30"><text:s/>de hombre-</text:span><text:span text:style-name="T31">mes</text:span></text:p>
        </text:list-item>
        <text:list-item>
          <text:p text:style-name="P32">LOC por hombre-mes</text:p>
        </text:list-item>
        <text:list-item>
          <text:p text:style-name="P33">Costo de<text:s/>páginas<text:s/>de documentación</text:p>
        </text:list-item>
      </text:list>
      <text:p text:style-name="P34">Ventajas</text:p>
      <text:list text:style-name="LFO3" text:continue-numbering="true">
        <text:list-item>
          <text:p text:style-name="P35">Son fáciles de calcular</text:p>
        </text:list-item>
        <text:list-item>
          <text:p text:style-name="P36">Muchos modelos de estimación de software usan LOC y KLOC como datos <text:s/>de entrada</text:p>
        </text:list-item>
        <text:list-item>
          <text:p text:style-name="P37">Existe un amplio conjunto de datos y literatura basados en LOC</text:p>
        </text:list-item>
      </text:list>
      <text:p text:style-name="P38">Desventajas</text:p>
      <text:list text:style-name="LFO4" text:continue-numbering="true">
        <text:list-item>
          <text:p text:style-name="P39">Son dependientes del lenguaje de programación</text:p>
        </text:list-item>
        <text:list-item>
          <text:p text:style-name="P40">Perjudica los programas cortos pero bien diseñados</text:p>
        </text:list-item>
        <text:list-item>
          <text:p text:style-name="P41">Su uso en estimación es difícil porque hay que estimar con LOC a producirse mucho antes que se complete el análisis y el diseño.</text:p>
        </text:list-item>
      </text:list>
      <text:p text:style-name="P42"/>
      <text:p text:style-name="P43">Métricas orientadas a la función</text:p>
      <text:p text:style-name="P44"/>
      <text:p text:style-name="P45">La medida de punto de función se propuso en 1979 y trata de medir la funcionalidad o utilidad del software.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8-15T16:33:00Z</meta:creation-date>
    <dc:date>2016-08-15T20:15:00Z</dc:date>
    <meta:template xlink:href="Normal.dotm" xlink:type="simple"/>
    <meta:editing-cycles>3</meta:editing-cycles>
    <meta:editing-duration>PT1200S</meta:editing-duration>
    <meta:document-statistic meta:page-count="1" meta:paragraph-count="3" meta:word-count="246" meta:character-count="1601" meta:row-count="11" meta:non-whitespace-character-count="1358"/>
  </office:meta>
</office:document-meta>
</file>